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3.1091in"/>
    </style:style>
    <style:style style:name="co4" style:family="table-column">
      <style:table-column-properties fo:break-before="auto" style:column-width="3.4626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font-name="Calibr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689f38" style:text-align-source="fix" style:repeat-content="false" fo:wrap-option="wrap" style:vertical-align="middle"/>
      <style:paragraph-properties fo:text-align="center" fo:margin-left="0in"/>
      <style:text-properties fo:color="#fafafa" style:font-name="Calibri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5"/>
        <table:table-column table:style-name="co1" table:number-columns-repeated="1019" table:default-cell-style-name="ce2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Хэн</text:p>
          </table:table-cell>
          <table:table-cell table:style-name="ce1" office:value-type="string" calcext:value-type="string">
            <text:p>Шалтгаан</text:p>
          </table:table-cell>
          <table:table-cell table:style-name="ce1" office:value-type="string" calcext:value-type="string">
            <text:p>Зорилго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Төслөө сонгож орохын тулд</text:p>
          </table:table-cell>
          <table:table-cell office:value-type="string" calcext:value-type="string">
            <text:p>Төслүүдээ хармаар байна.</text:p>
          </table:table-cell>
          <table:table-cell table:style-name="ce6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Төслөө сонгоод доторх product backlog-оо хянахын тулд</text:p>
          </table:table-cell>
          <table:table-cell office:value-type="string" calcext:value-type="string">
            <text:p>Төслийн product backlog-оо хармаар байна.</text:p>
          </table:table-cell>
          <table:table-cell table:style-name="ce6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Хэрэгцээндээ тааруулж</text:p>
          </table:table-cell>
          <table:table-cell office:value-type="string" calcext:value-type="string">
            <text:p>Backlog-оо User story форматаар бичдэг баймаар байна.</text:p>
          </table:table-cell>
          <table:table-cell table:style-name="ce6" office:value-type="string" calcext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roduct owner</text:p>
          </table:table-cell>
          <table:table-cell office:value-type="string" calcext:value-type="string">
            <text:p>Хөгжүүлэгчид ажлын дарааллыг тодорхой болгохын тулд</text:p>
          </table:table-cell>
          <table:table-cell office:value-type="string" calcext:value-type="string">
            <text:p>Backlog-оо эрэмбэлдэг баймаар байна.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Хөгжүүлэлт хэзээ дуусахыг тооцолохын тулд</text:p>
          </table:table-cell>
          <table:table-cell office:value-type="string" calcext:value-type="string">
            <text:p>Backlog-д оноо тавьдаг баймаар байна.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Backlog-ыг хөгжүүлэгчид хуваахын тулд</text:p>
          </table:table-cell>
          <table:table-cell office:value-type="string" calcext:value-type="string">
            <text:p>Backlog-г дотор нь subtask болгон задалмаар байна.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Backlog-ыг хөгжүүлэгчид хуваарьлахын тулд</text:p>
          </table:table-cell>
          <table:table-cell office:value-type="string" calcext:value-type="string">
            <text:p>Backlog бүр дээр хүн хуваарьлаж болдог баймаар байна.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Subtask-ыг хэн хийх нь тодорхой байлгахын тулд</text:p>
          </table:table-cell>
          <table:table-cell office:value-type="string" calcext:value-type="string">
            <text:p>Subtask-ийг хуваарьлаж болдог баймаар байна.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um master</text:p>
          </table:table-cell>
          <table:table-cell office:value-type="string" calcext:value-type="string">
            <text:p>Subtask-ыг үнэлэхийн тулд</text:p>
          </table:table-cell>
          <table:table-cell office:value-type="string" calcext:value-type="string">
            <text:p>Subtask-д оноо өгдөг баймаар байна.</text:p>
          </table:table-cell>
          <table:table-cell table:number-columns-repeated="1020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5:58:50.309681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7:47:12.997792690</meta:creation-date>
    <dc:date>2021-08-28T18:34:49.178600636</dc:date>
    <meta:editing-duration>PT19H13M53S</meta:editing-duration>
    <meta:editing-cycles>5</meta:editing-cycles>
    <meta:generator>LibreOffice/6.4.7.2$Linux_X86_64 LibreOffice_project/40$Build-2</meta:generator>
    <meta:document-statistic meta:table-count="1" meta:cell-count="43" meta:object-count="0"/>
  </office:meta>
</office:document-meta>
</file>